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65482187449_115"/>The Bucket List</text:p>
      <text:p text:style-name="P2">===============</text:p>
      <text:p text:style-name="P3"/>
      <text:p text:style-name="P2">Farmer John is considering a change in how he allocates buckets for </text:p>
      <text:p text:style-name="P2">milking his cows. He thinks this will ultimately allow him to use a </text:p>
      <text:p text:style-name="P2">small number of total buckets, but he is not sure how many exactly. </text:p>
      <text:p text:style-name="P2">Please help him out!</text:p>
      <text:p text:style-name="P3"/>
      <text:p text:style-name="P2">Farmer John has N cows (1 &lt;= N &lt;= 100), conveniently numbered 1...N. </text:p>
      <text:p text:style-name="P2">The ith cow needs to be milked from time si to time ti, and requires </text:p>
      <text:p text:style-name="P2">bi buckets to be used during the milking process. Several cows might </text:p>
      <text:p text:style-name="P2">end up being milked at the same time; if so, they cannot use the same </text:p>
      <text:p text:style-name="P2">buckets. That is, a bucket assigned to cow i's milking cannot be used </text:p>
      <text:p text:style-name="P2">for any other cow's milking between time si and time ti. The bucket </text:p>
      <text:p text:style-name="P2">can be used for other cows outside this window of time, of course. To </text:p>
      <text:p text:style-name="P2">simplify his job, FJ has made sure that at any given moment in time, </text:p>
      <text:p text:style-name="P2">there is at most one cow whose milking is starting or ending (that </text:p>
      <text:p text:style-name="P2">is, the si's and ti's are all distinct).</text:p>
      <text:p text:style-name="P3"/>
      <text:p text:style-name="P2">FJ has a storage room containing buckets that are sequentially </text:p>
      <text:p text:style-name="P2">numbered with labels 1, 2, 3, and so on. In his current milking </text:p>
      <text:p text:style-name="P2">strategy, whenever some cow (say, cow i) starts milking (at time si), </text:p>
      <text:p text:style-name="P2">FJ runs to the storage room and collects the bi buckets with the </text:p>
      <text:p text:style-name="P2">smallest available labels and allocates these for milking cow i.</text:p>
      <text:p text:style-name="P3"/>
      <text:p text:style-name="P2">Please determine how many total buckets FJ would need to keep in his </text:p>
      <text:p text:style-name="P2">storage room in order to milk all the cows successfully.</text:p>
      <text:p text:style-name="P3"/>
      <text:p text:style-name="P2">PROBLEM NAME: blist</text:p>
      <text:p text:style-name="P3"/>
      <text:p text:style-name="P2">INPUT FORMAT:</text:p>
      <text:p text:style-name="P3"/>
      <text:p text:style-name="P2">The first line of input contains N. The next N lines each describe </text:p>
      <text:p text:style-name="P2">one cow, containing the numbers si, ti, and bi, separated by spaces. </text:p>
      <text:p text:style-name="P2">Both si and ti are integers in the range 1...1000, and bi is an </text:p>
      <text:p text:style-name="P2">integer in the range 1...10.</text:p>
      <text:p text:style-name="P3"/>
      <text:p text:style-name="P2"><text:soft-page-break/>OUTPUT FORMAT:</text:p>
      <text:p text:style-name="P3"/>
      <text:p text:style-name="P2">Output a single integer telling how many total buckets FJ needs.</text:p>
      <text:p text:style-name="P3"/>
      <text:p text:style-name="P2">SAMPLE INPUT:</text:p>
      <text:p text:style-name="P3"/>
      <text:p text:style-name="P2">3</text:p>
      <text:p text:style-name="P2">4 10 1</text:p>
      <text:p text:style-name="P2">8 13 3</text:p>
      <text:p text:style-name="P2">2 6 2</text:p>
      <text:p text:style-name="P3"/>
      <text:p text:style-name="P2">SAMPLE OUTPUT:</text:p>
      <text:p text:style-name="P3"/>
      <text:p text:style-name="P2">4</text:p>
      <text:p text:style-name="P3"/>
      <text:p text:style-name="P2">In this example, FJ needs 4 buckets: He uses buckets 1 and 2 for </text:p>
      <text:p text:style-name="P2">milking cow 3 (starting at time 2). He uses bucket 3 for milking cow </text:p>
      <text:p text:style-name="P2">1 (starting at time 4). When cow 2 arrives at time 8, buckets 1 and 2 </text:p>
      <text:p text:style-name="P2">are now available, but not bucket 3, so he uses buckets 1, 2, and 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02:56:52.960000000</meta:creation-date>
    <dc:date>2022-10-11T02:57:51.621000000</dc:date>
    <meta:editing-duration>PT58S</meta:editing-duration>
    <meta:editing-cycles>1</meta:editing-cycles>
    <meta:document-statistic meta:table-count="0" meta:image-count="0" meta:object-count="0" meta:page-count="2" meta:paragraph-count="42" meta:word-count="393" meta:character-count="2022" meta:non-whitespace-character-count="1648"/>
    <meta:generator>LibreOffice/5.4.6.2$Windows_X86_64 LibreOffice_project/4014ce260a04f1026ba855d3b8d91541c224eab8</meta:generator>
  </office:meta>
</office:document-meta>
</file>